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6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4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18T18:36:19.565597767</dc:date>
    <meta:editing-duration>P6DT10H51M18S</meta:editing-duration>
    <meta:editing-cycles>928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50" meta:object-count="0"/>
  </office:meta>
</office:document-meta>
</file>